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fo:color="#1b75bc"/>
    </style:style>
    <style:style style:name="P2" style:family="paragraph" style:parent-style-name="Standard">
      <style:text-properties fo:font-weight="bold" officeooo:rsid="0011a3f9" officeooo:paragraph-rsid="0011a3f9" style:font-weight-asian="bold" style:font-weight-complex="bold"/>
    </style:style>
    <style:style style:name="P3" style:family="paragraph" style:parent-style-name="Standard">
      <style:text-properties fo:font-weight="bold" officeooo:rsid="00136930" officeooo:paragraph-rsid="00136930" style:font-weight-asian="bold" style:font-weight-complex="bold"/>
    </style:style>
    <style:style style:name="P4" style:family="paragraph" style:parent-style-name="Text_20_body">
      <style:text-properties officeooo:rsid="00136930" officeooo:paragraph-rsid="00152ba9"/>
    </style:style>
    <style:style style:name="P5" style:family="paragraph" style:parent-style-name="Text_20_body">
      <style:text-properties officeooo:rsid="00136930" officeooo:paragraph-rsid="0015b824"/>
    </style:style>
    <style:style style:name="P6" style:family="paragraph" style:parent-style-name="Text_20_body">
      <style:text-properties officeooo:rsid="0011a3f9" officeooo:paragraph-rsid="00152ba9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>
      <style:paragraph-properties fo:margin-top="0cm" fo:margin-bottom="0cm" loext:contextual-spacing="false"/>
      <style:text-properties fo:color="#000000" fo:font-weight="bold" officeooo:rsid="001a97bd" officeooo:paragraph-rsid="001a97bd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fo:color="#000000" fo:font-weight="bold" officeooo:rsid="001a97bd" officeooo:paragraph-rsid="001b39e1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color="#000000" fo:font-weight="bold" officeooo:rsid="001a97bd" officeooo:paragraph-rsid="001b5239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color="#000000" fo:font-weight="bold" officeooo:rsid="001a97bd" officeooo:paragraph-rsid="001b8dbd" style:font-weight-asian="bold" style:font-weight-complex="bold"/>
    </style:style>
    <style:style style:name="P12" style:family="paragraph" style:parent-style-name="Text_20_body">
      <style:paragraph-properties fo:margin-top="0cm" fo:margin-bottom="0cm" loext:contextual-spacing="false"/>
      <style:text-properties fo:color="#000000" fo:font-weight="bold" officeooo:rsid="001a97bd" officeooo:paragraph-rsid="001c2d0a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/>
      <style:text-properties fo:color="#000000" fo:font-weight="bold" officeooo:rsid="001a97bd" officeooo:paragraph-rsid="001d1f78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/>
      <style:text-properties fo:color="#000000" fo:font-weight="bold" officeooo:rsid="001a97bd" officeooo:paragraph-rsid="001de9da" style:font-weight-asian="bold" style:font-weight-complex="bold"/>
    </style:style>
    <style:style style:name="P15" style:family="paragraph" style:parent-style-name="Text_20_body">
      <style:paragraph-properties fo:margin-top="0cm" fo:margin-bottom="0cm" loext:contextual-spacing="false"/>
      <style:text-properties fo:color="#000000" fo:font-weight="bold" officeooo:rsid="001a97bd" officeooo:paragraph-rsid="001e35b0" style:font-weight-asian="bold" style:font-weight-complex="bold"/>
    </style:style>
    <style:style style:name="P16" style:family="paragraph" style:parent-style-name="Text_20_body">
      <style:paragraph-properties fo:margin-top="0cm" fo:margin-bottom="0cm" loext:contextual-spacing="false"/>
      <style:text-properties fo:color="#000000" fo:font-weight="bold" officeooo:rsid="001a97bd" officeooo:paragraph-rsid="001f8320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fo:color="#000000" fo:font-weight="bold" officeooo:rsid="001a97bd" officeooo:paragraph-rsid="002101fa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/>
      <style:text-properties fo:color="#000000" fo:font-weight="bold" officeooo:rsid="001a97bd" officeooo:paragraph-rsid="00215ce0" style:font-weight-asian="bold" style:font-weight-complex="bold"/>
    </style:style>
    <style:style style:name="P19" style:family="paragraph" style:parent-style-name="Text_20_body">
      <style:paragraph-properties fo:margin-top="0cm" fo:margin-bottom="0cm" loext:contextual-spacing="false"/>
      <style:text-properties fo:color="#000000" fo:font-weight="bold" officeooo:rsid="001a97bd" officeooo:paragraph-rsid="0021dee8" style:font-weight-asian="bold" style:font-weight-complex="bold"/>
    </style:style>
    <style:style style:name="P20" style:family="paragraph" style:parent-style-name="Text_20_body">
      <style:paragraph-properties fo:margin-top="0cm" fo:margin-bottom="0cm" loext:contextual-spacing="false"/>
      <style:text-properties fo:color="#000000" fo:font-weight="bold" officeooo:rsid="001a97bd" officeooo:paragraph-rsid="0022b04b" style:font-weight-asian="bold" style:font-weight-complex="bold"/>
    </style:style>
    <style:style style:name="P21" style:family="paragraph" style:parent-style-name="Text_20_body">
      <style:paragraph-properties fo:margin-top="0cm" fo:margin-bottom="0cm" loext:contextual-spacing="false"/>
      <style:text-properties fo:color="#000000" fo:font-weight="bold" officeooo:rsid="001a97bd" officeooo:paragraph-rsid="0023e709" style:font-weight-asian="bold" style:font-weight-complex="bold"/>
    </style:style>
    <style:style style:name="P22" style:family="paragraph" style:parent-style-name="Text_20_body">
      <style:paragraph-properties fo:margin-top="0cm" fo:margin-bottom="0cm" loext:contextual-spacing="false"/>
      <style:text-properties officeooo:paragraph-rsid="00152ba9"/>
    </style:style>
    <style:style style:name="P23" style:family="paragraph" style:parent-style-name="Text_20_body">
      <style:paragraph-properties fo:margin-top="0cm" fo:margin-bottom="0cm" loext:contextual-spacing="false"/>
      <style:text-properties officeooo:paragraph-rsid="0015b824"/>
    </style:style>
    <style:style style:name="T1" style:family="text">
      <style:text-properties officeooo:rsid="00152ba9"/>
    </style:style>
    <style:style style:name="T2" style:family="text">
      <style:text-properties officeooo:rsid="0023e7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Код 201 Ошибка прошивки ESP</text:h>
      <text:p text:style-name="P8">Платы ASC, Nema, JCC</text:p>
      <text:p text:style-name="P7">// <text:span text:style-name="T1">TODO</text:span></text:p>
      <text:h text:style-name="P1" text:outline-level="3"/>
      <text:h text:style-name="P1" text:outline-level="3">Код 202 Ошибка прошивки STM</text:h>
      <text:p text:style-name="P8">Платы ASC, Nema, JCC</text:p>
      <text:p text:style-name="P22">// <text:span text:style-name="T1">TODO</text:span></text:p>
      <text:h text:style-name="P1" text:outline-level="3"/>
      <text:h text:style-name="P1" text:outline-level="3">Код 210 Ошибка запуска платы (STM прошился, но не запустился)</text:h>
      <text:p text:style-name="P8">Платы ASC, Nema, JCC</text:p>
      <text:p text:style-name="P22">// <text:span text:style-name="T1">TODO</text:span></text:p>
      <text:h text:style-name="P1" text:outline-level="3"/>
      <text:h text:style-name="P1" text:outline-level="3">Код 220 Ошибка статуса 3.3 В</text:h>
      <text:p text:style-name="P9">Платы ASC, Nema</text:p>
      <text:p text:style-name="P22">// <text:span text:style-name="T1">TODO</text:span></text:p>
      <text:h text:style-name="P1" text:outline-level="3"/>
      <text:h text:style-name="P1" text:outline-level="3">Код 221 Ошибка измерения 3.3 В (выход значения из допустимого диапазона)</text:h>
      <text:p text:style-name="P10">Платы ASC, Nema, JCC</text:p>
      <text:p text:style-name="P22">// <text:span text:style-name="T1">TODO</text:span></text:p>
      <text:h text:style-name="P1" text:outline-level="3"/>
      <text:h text:style-name="P1" text:outline-level="3">Код 222 Ошибка измерения 5.0 В (выход значения из допустимого диапазона)</text:h>
      <text:p text:style-name="P11">Платы ASC</text:p>
      <text:p text:style-name="P22">// <text:span text:style-name="T1">TODO</text:span></text:p>
      <text:h text:style-name="P1" text:outline-level="3"/>
      <text:h text:style-name="P1" text:outline-level="3">Код 223 Ошибка измерения 3.9 В (выход значения из допустимого диапазона)</text:h>
      <text:p text:style-name="P12">Платы JCC</text:p>
      <text:p text:style-name="P22">// <text:span text:style-name="T1">TODO</text:span></text:p>
      <text:h text:style-name="P1" text:outline-level="3"><text:soft-page-break/>Код 224 Ошибка измерения 15 В (выход значения из допустимого диапазона)</text:h>
      <text:p text:style-name="P13">Платы JCC</text:p>
      <text:p text:style-name="P22">// <text:span text:style-name="T1">TODO</text:span></text:p>
      <text:h text:style-name="P1" text:outline-level="3"/>
      <text:h text:style-name="P1" text:outline-level="3">Код 225 Ошибка измерения 20 В (выход значения из допустимого диапазона)</text:h>
      <text:p text:style-name="P14">Платы Nema</text:p>
      <text:p text:style-name="P22">// <text:span text:style-name="T1">TODO</text:span></text:p>
      <text:h text:style-name="P1" text:outline-level="3"/>
      <text:h text:style-name="P1" text:outline-level="3">Код 230 Ошибка оптического датчика (Light Sensor)</text:h>
      <text:p text:style-name="P15">Платы ASC, Nema</text:p>
      <text:p text:style-name="P22">// <text:span text:style-name="T1">TODO</text:span></text:p>
      <text:h text:style-name="P1" text:outline-level="3"/>
      <text:h text:style-name="P1" text:outline-level="3">Код 232 Ошибка измерения величины ШИМ (PWM level)</text:h>
      <text:p text:style-name="P16">Платы ASC</text:p>
      <text:p text:style-name="P22">// <text:span text:style-name="T1">TODO</text:span></text:p>
      <text:h text:style-name="P1" text:outline-level="3"/>
      <text:h text:style-name="P1" text:outline-level="3">Код 233 Ошибка грозозащиты (Surge Protection)</text:h>
      <text:p text:style-name="P17">Платы ASC</text:p>
      <text:p text:style-name="P22">// <text:span text:style-name="T1">TODO</text:span></text:p>
      <text:h text:style-name="P1" text:outline-level="3"/>
      <text:h text:style-name="P1" text:outline-level="3">Код 234 Ошибка измерителя мощности (выход значений из допустимого диапазона)</text:h>
      <text:p text:style-name="P18">Платы ASC, Nema</text:p>
      <text:p text:style-name="P22">// <text:span text:style-name="T1">TODO</text:span></text:p>
      <text:h text:style-name="P1" text:outline-level="3"/>
      <text:h text:style-name="P1" text:outline-level="3">Код 236 Ошибка силового реле платы управления (Board relay)</text:h>
      <text:p text:style-name="P19">Платы ASC, Nema</text:p>
      <text:p text:style-name="P22">// <text:span text:style-name="T1">TODO</text:span></text:p>
      <text:h text:style-name="P1" text:outline-level="3"><text:soft-page-break/>Код 237 Ошибка режима “сна” ESP (потребление платы выше, чем должно быть в режиме сна ESP)</text:h>
      <text:p text:style-name="P20">Платы ASC, Nema</text:p>
      <text:p text:style-name="P22">// <text:span text:style-name="T1">TODO</text:span></text:p>
      <text:h text:style-name="P1" text:outline-level="3"/>
      <text:h text:style-name="P1" text:outline-level="3">Код 238 Ошибка светодиодов (не работает один/несколько светодиодов)</text:h>
      <text:p text:style-name="P2">Плат<text:span text:style-name="T2">ы</text:span> JCC</text:p>
      <text:p text:style-name="P6">// <text:span text:style-name="T1">TODO</text:span></text:p>
      <text:h text:style-name="P1" text:outline-level="3"/>
      <text:h text:style-name="P1" text:outline-level="3">Код 239 Ошибка EEPROM</text:h>
      <text:p text:style-name="P3">Плат<text:span text:style-name="T2">ы</text:span> JCC</text:p>
      <text:p text:style-name="P4">// <text:span text:style-name="T1">TODO</text:span></text:p>
      <text:h text:style-name="P1" text:outline-level="3"/>
      <text:h text:style-name="P1" text:outline-level="3">Код 240 Ошибка Data Flash</text:h>
      <text:p text:style-name="P3">Плат<text:span text:style-name="T2">ы</text:span> JCC</text:p>
      <text:p text:style-name="P4">// <text:span text:style-name="T1">TODO</text:span></text:p>
      <text:h text:style-name="P1" text:outline-level="3"/>
      <text:h text:style-name="P1" text:outline-level="3">Код 241 Ошибка RTC</text:h>
      <text:p text:style-name="P3">Плат<text:span text:style-name="T2">ы</text:span> JCC</text:p>
      <text:p text:style-name="P5">// <text:span text:style-name="T1">TODO</text:span></text:p>
      <text:h text:style-name="P1" text:outline-level="3"/>
      <text:h text:style-name="P1" text:outline-level="3">Код 242 Ошибка GSM модема</text:h>
      <text:p text:style-name="P3">Плат<text:span text:style-name="T2">ы</text:span> JCC</text:p>
      <text:p text:style-name="P5">// <text:span text:style-name="T1">TODO</text:span></text:p>
      <text:h text:style-name="P1" text:outline-level="3"/>
      <text:h text:style-name="P1" text:outline-level="3">Код 243 Ошибка температурного сенсора</text:h>
      <text:p text:style-name="P3">Плат<text:span text:style-name="T2">ы</text:span> JCC</text:p>
      <text:p text:style-name="P5">// <text:span text:style-name="T1">TODO</text:span></text:p>
      <text:h text:style-name="P1" text:outline-level="3"><text:soft-page-break/>Код 244 Ошибка GPS модуля (не определяется платой)</text:h>
      <text:p text:style-name="P21">Платы ASC, Nema</text:p>
      <text:p text:style-name="P23">// <text:span text:style-name="T1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4" meta:paragraph-count="66" meta:word-count="278" meta:character-count="1545" meta:non-whitespace-character-count="1333"/>
  </office:meta>
</office:document-meta>
</file>